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2AE63F15AB83B91CBF.jpg" manifest:media-type="image/jpeg"/>
  <manifest:file-entry manifest:full-path="Pictures/1000000000000280000001E041928AE2A441DDD8.jpg" manifest:media-type="image/jpeg"/>
  <manifest:file-entry manifest:full-path="Pictures/1000000000000500000002D0D48425897059B0D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0066b3" draw:textarea-horizontal-align="justify" draw:textarea-vertical-align="middle" draw:auto-grow-height="false" fo:min-height="13.75cm" fo:min-width="11.5cm"/>
    </style:style>
    <style:style style:name="gr3" style:family="graphic" style:parent-style-name="standard">
      <style:graphic-properties svg:stroke-color="#000000" draw:fill-color="#f04e4d" draw:textarea-horizontal-align="justify" draw:textarea-vertical-align="middle" draw:auto-grow-height="false" fo:min-height="13.75cm" fo:min-width="1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4.6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77cm" fo:min-width="8.9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5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0.365cm"/>
    </style:style>
    <style:style style:name="gr8" style:family="graphic" style:parent-style-name="standard">
      <style:graphic-properties svg:stroke-color="#000000" draw:fill-color="#ffdaa2" draw:textarea-horizontal-align="justify" draw:textarea-vertical-align="middle" draw:auto-grow-height="false" fo:min-height="14.95cm" fo:min-width="23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5.35cm" fo:min-width="8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3cm" fo:min-width="7.347cm"/>
    </style:style>
    <style:style style:name="gr12" style:family="graphic" style:parent-style-name="standard">
      <style:graphic-properties draw:fill-color="#72bf44" draw:textarea-horizontal-align="justify" draw:textarea-vertical-align="middle" draw:auto-grow-height="false" fo:min-height="5.35cm" fo:min-width="8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88cm" fo:min-width="6.627cm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8.526cm"/>
    </style:style>
    <style:style style:name="pr2" style:family="presentation" style:parent-style-name="標準-subtitle">
      <style:graphic-properties draw:fill-color="#ffffff" draw:auto-grow-height="true" fo:min-height="4.97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text-properties style:font-size-asian="32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="none" draw:fill-color="#ffffff"/>
      <style:text-properties fo:font-size="24pt" fo:background-color="#00a65d" style:font-size-asian="24pt" style:font-size-complex="24pt"/>
    </style:style>
    <style:style style:name="P9" style:family="paragraph">
      <style:paragraph-properties fo:line-height="200%"/>
    </style:style>
    <style:style style:name="P10" style:family="paragraph">
      <style:paragraph-properties fo:margin-top="0cm" fo:margin-bottom="0.2cm" fo:line-height="115%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fo:background-color="#ed1c24" style:font-size-asian="24pt" style:font-size-complex="24pt"/>
    </style:style>
    <style:style style:name="P13" style:family="paragraph">
      <loext:graphic-properties draw:fill-color="#ffdaa2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style:font-size-asian="18pt"/>
    </style:style>
    <style:style style:name="P16" style:family="paragraph">
      <loext:graphic-properties draw:fill="none" draw:fill-color="#ffffff"/>
      <style:text-properties fo:color="#000000" style:font-size-asian="18pt"/>
    </style:style>
    <style:style style:name="P17" style:family="paragraph">
      <style:paragraph-properties fo:line-height="115%"/>
      <style:text-properties style:font-size-asian="18pt"/>
    </style:style>
    <style:style style:name="P18" style:family="paragraph">
      <loext:graphic-properties draw:fill="none" draw:fill-color="#ffffff"/>
      <style:paragraph-properties fo:line-height="115%"/>
      <style:text-properties style:font-size-asian="18pt"/>
    </style:style>
    <style:style style:name="P19" style:family="paragraph">
      <loext:graphic-properties draw:fill-color="#72bf44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line-height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background-color="#000000" style:font-size-asian="20pt" style:font-size-complex="20pt"/>
    </style:style>
    <style:style style:name="T3" style:family="text">
      <style:text-properties fo:font-size="24pt" fo:background-color="#00a65d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background-color="#ed1c24" style:font-size-asian="24pt" style:font-size-complex="24pt"/>
    </style:style>
    <style:style style:name="T7" style:family="text">
      <style:text-properties fo:color="#000000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fo:background-color="#ed1c24"/>
    </style:style>
    <style:style style:name="T10" style:family="text">
      <style:text-properties fo:font-size="20pt" fo:font-style="italic" style:font-size-asian="20pt" style:font-size-complex="20pt"/>
    </style:style>
    <style:style style:name="T11" style:family="text">
      <style:text-properties style:font-name="メイリオ" fo:font-size="15pt" fo:font-weight="bold" style:font-name-asian="メイリオ" style:font-size-asian="15pt" style:font-weight-asian="bold" style:font-size-complex="15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8.526cm" svg:x="-5.599cm" svg:y="3.138cm" presentation:class="title" presentation:user-transformed="true">
          <draw:text-box>
            <text:p text:style-name="P1">自己犠牲の女神が<text:line-break/>勇者一行に<text:line-break/>「加護」を<text:line-break/>与えるようです</text:p>
          </draw:text-box>
        </draw:frame>
        <draw:frame presentation:style-name="pr2" draw:text-style-name="P2" draw:layer="layout" svg:width="25.199cm" svg:height="4.979cm" svg:x="1.4cm" svg:y="14.7cm" presentation:class="subtitle" presentation:user-transformed="true">
          <draw:text-box>
            <text:p>プラットフォーム：PS4・スイッチ(仮)</text:p>
            <text:p>ジャンル：RPG</text:p>
            <text:p>プレイ人数：1人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16.437cm" presentation:class="title" presentation:user-transformed="true">
          <draw:text-box>
            <text:p>コンセプト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世界全体を脅かす魔王。</text:span></text:p>
                <text:p><text:span text:style-name="T1">魔王を討伐すべく、出立する主人公。</text:span></text:p>
                <text:p><text:span text:style-name="T1">主人公は弱かった。</text:span></text:p>
                <text:p><text:span text:style-name="T1">女神の加護を使い、ようやく</text:span></text:p>
                <text:p><text:span text:style-name="T1">前に進める。世界の為に</text:span></text:p>
                <text:p><text:span text:style-name="T1">魔王を討伐するべく魔界を目指す。</text:span></text:p>
                <text:p text:style-name="P1"><text:span text:style-name="T1">しかし女神の加護は無限ではないー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01cm" svg:y="16.494cm" presentation:class="title" presentation:user-transformed="true">
          <draw:text-box>
            <text:p>加護とは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加護とは女神が冒険者一行に</text:span></text:p>
                <text:p><text:span text:style-name="T1">与える力の事である。</text:span></text:p>
                <text:p><text:span text:style-name="T1">加護は無限ではなく有限であり、</text:span></text:p>
                <text:p><text:span text:style-name="T1">ゲーム画面上に表示されている</text:span></text:p>
                <text:p><text:span text:style-name="T1">女神の加護値が「０</text:span><text:span text:style-name="T1">%</text:span><text:span text:style-name="T1">」になると</text:span></text:p>
                <text:p><text:span text:style-name="T2">「女神が死亡」し、ゲームオーバー</text:span></text:p>
                <text:p><text:span text:style-name="T1">となる。加護は冒険中に様々な場面で</text:span></text:p>
                <text:p><text:span text:style-name="T1">役立ち、冒険者達を支えることになる。</text:span></text:p>
                <text:p text:style-name="P1"><text:span text:style-name="T1">しかし、一刻も早く魔王を討伐しなければ、女神が倒れる事になってしまう―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16.437cm" presentation:class="title" presentation:user-transformed="true">
          <draw:text-box>
            <text:p>「加護」　メリット/デメリット</text:p>
          </draw:text-box>
        </draw:frame>
        <draw:frame presentation:style-name="pr5" draw:layer="layout" svg:width="12.799cm" svg:height="12.179cm" svg:x="14cm" svg:y="2.021cm" presentation:class="outline" presentation:user-transformed="true">
          <draw:text-box>
            <text:list text:style-name="L2">
              <text:list-header>
                <text:p>メリット</text:p>
                <text:p/>
              </text:list-header>
            </text:list>
          </draw:text-box>
        </draw:frame>
        <draw:custom-shape draw:style-name="gr2" draw:text-style-name="P6" draw:layer="layout" svg:width="12cm" svg:height="14cm" svg:x="14cm" svg:y="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cm" svg:height="14cm" svg:x="2cm" svg:y="1.92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71cm" svg:height="1.094cm" svg:x="5.429cm" svg:y="2.306cm">
          <draw:text-box>
            <text:p><text:span text:style-name="T3">加護　メリット</text:span></text:p>
          </draw:text-box>
        </draw:frame>
        <draw:frame draw:style-name="gr5" draw:text-style-name="P11" draw:layer="layout" svg:width="9.477cm" svg:height="17.227cm" svg:x="2.6cm" svg:y="4cm">
          <draw:text-box>
            <text:p><text:span text:style-name="T4">冒険者達の能力上昇</text:span></text:p>
            <text:p><text:span text:style-name="T5">※</text:span><text:span text:style-name="T5">能力値上昇数により</text:span></text:p>
            <text:p><text:span text:style-name="T5">　 女神の加護値を消費</text:span></text:p>
            <text:p><text:span text:style-name="T4"/></text:p>
            <text:p><text:span text:style-name="T4">加護技の使用</text:span></text:p>
            <text:p><text:span text:style-name="T5">※</text:span><text:span text:style-name="T5">必殺技によって女神の</text:span></text:p>
            <text:p><text:span text:style-name="T5">　 加護値の消費が異なる</text:span></text:p>
            <text:p text:style-name="P9"><text:span text:style-name="T4">敵の能力低下</text:span></text:p>
            <text:p><text:span text:style-name="T5">※</text:span><text:span text:style-name="T5">能力値低下数により</text:span></text:p>
            <text:p><text:span text:style-name="T5">　 女神の加護値を消費</text:span></text:p>
            <text:p text:style-name="P9"><text:span text:style-name="T4">エンカウント率の低下</text:span></text:p>
            <text:p><text:span text:style-name="T5">※</text:span><text:span text:style-name="T5">時間経過により</text:span></text:p>
            <text:p><text:span text:style-name="T5">　 女神の加護値を消費 無効化可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10"><text:span text:style-name="T4"/></text:p>
          </draw:text-box>
        </draw:frame>
        <draw:frame draw:style-name="gr6" draw:text-style-name="P12" draw:layer="layout" svg:width="5.984cm" svg:height="1.094cm" svg:x="17.3cm" svg:y="2.306cm">
          <draw:text-box>
            <text:p><text:span text:style-name="T6">加護　デメリット</text:span></text:p>
          </draw:text-box>
        </draw:frame>
        <draw:frame draw:style-name="gr7" draw:text-style-name="P11" draw:layer="layout" svg:width="10.865cm" svg:height="10.496cm" svg:x="14.844cm" svg:y="3.9cm">
          <draw:text-box>
            <text:p><text:span text:style-name="T4">敵の能力上昇</text:span><text:span text:style-name="T4">(</text:span><text:span text:style-name="T4">変動</text:span><text:span text:style-name="T4">)</text:span></text:p>
            <text:p text:style-name="P9"><text:span text:style-name="T4">商品価格上昇</text:span><text:span text:style-name="T4">(</text:span><text:span text:style-name="T4">変動</text:span><text:span text:style-name="T4">)</text:span></text:p>
            <text:p text:style-name="P9"><text:span text:style-name="T4">エンカウント率の上昇</text:span><text:span text:style-name="T4">(</text:span><text:span text:style-name="T4">変動</text:span><text:span text:style-name="T4">)</text:span></text:p>
            <text:p text:style-name="P9"><text:span text:style-name="T4">女神の死亡</text:span><text:span text:style-name="T4">(0%)</text:span></text:p>
            <text:p text:style-name="P9"><text:span text:style-name="T5">※</text:span><text:span text:style-name="T5">変動は女神の加護値が</text:span><text:span text:style-name="T5">0</text:span><text:span text:style-name="T5">に近いほど</text:span></text:p>
            <text:p text:style-name="P9"><text:span text:style-name="T5">　　高くなります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16.437cm" presentation:class="title" presentation:user-transformed="true">
          <draw:text-box>
            <text:p>本編クリアについて</text:p>
          </draw:text-box>
        </draw:frame>
        <draw:custom-shape draw:style-name="gr8" draw:text-style-name="P13" draw:layer="layout" svg:width="24cm" svg:height="15.2cm" svg:x="2cm" svg:y="1.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23.999cm" svg:height="12.179cm" svg:x="1.501cm" svg:y="3.421cm" presentation:class="outline" presentation:user-transformed="true">
          <draw:text-box>
            <text:list text:style-name="L2">
              <text:list-header>
                <text:p text:style-name="P14"><text:span text:style-name="T7">女神の加護を使わずに魔王討伐を目指す</text:span></text:p>
                <text:p text:style-name="P14"><text:span text:style-name="T7">本作品はマルチエンド方式です</text:span></text:p>
                <text:p text:style-name="P14"><text:span text:style-name="T7">女神の加護値が・・・</text:span></text:p>
                <text:p text:style-name="P14"><text:span text:style-name="T8"/></text:p>
                <text:p text:style-name="P14"/>
                <text:p text:style-name="P14"/>
                <text:p text:style-name="P14"/>
              </text:list-header>
            </text:list>
          </draw:text-box>
        </draw:frame>
        <draw:frame draw:style-name="gr9" draw:text-style-name="P16" draw:layer="layout" svg:width="19.987cm" svg:height="0.954cm" svg:x="4.413cm" svg:y="8.446cm">
          <draw:text-box>
            <text:p text:style-name="P15"><text:span text:style-name="T7">　　</text:span><text:span text:style-name="T7">10</text:span><text:span text:style-name="T7">以下で魔王討伐　　　　　　　　　　　　　　　　　</text:span><text:span text:style-name="T7">10</text:span><text:span text:style-name="T7">以上で魔王討伐</text:span></text:p>
          </draw:text-box>
        </draw:frame>
        <draw:custom-shape draw:style-name="gr10" draw:text-style-name="P14" draw:layer="layout" svg:width="9.4cm" svg:height="5.6cm" svg:x="3.4cm" svg:y="9.8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7.847cm" svg:height="4.413cm" svg:x="4.3cm" svg:y="10.663cm">
          <draw:text-box>
            <text:p text:style-name="P17"><text:span text:style-name="T7">魔王は討伐するが女神も</text:span></text:p>
            <text:p text:style-name="P17"><text:span text:style-name="T7">最後の力を</text:span></text:p>
            <text:p text:style-name="P17"><text:span text:style-name="T7">出し切ってしまい、死亡する</text:span></text:p>
            <text:p text:style-name="P17"><text:span text:style-name="T7">その後王国は繁栄するが</text:span></text:p>
            <text:p text:style-name="P17"><text:span text:style-name="T9">女神の姿はない</text:span></text:p>
            <text:p text:style-name="P15"/>
          </draw:text-box>
        </draw:frame>
        <draw:custom-shape draw:style-name="gr12" draw:text-style-name="P19" draw:layer="layout" svg:width="9.4cm" svg:height="5.6cm" svg:x="15.8cm" svg:y="9.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7.127cm" svg:height="5.138cm" svg:x="17cm" svg:y="10.4cm">
          <draw:text-box>
            <text:p text:style-name="P17"><text:span text:style-name="T7">魔王討伐後、女神も</text:span></text:p>
            <text:p text:style-name="P17"><text:span text:style-name="T7">最後の力を振り絞り、</text:span></text:p>
            <text:p text:style-name="P17"><text:span text:style-name="T7">魔界から脱出する。</text:span></text:p>
            <text:p text:style-name="P17"><text:span text:style-name="T7">その後女神だと判明した</text:span></text:p>
            <text:p text:style-name="P17"><text:span text:style-name="T7">○○</text:span><text:span text:style-name="T7">と主人公は結ばれ、</text:span></text:p>
            <text:p text:style-name="P17"><text:span text:style-name="T7">王国も繁栄し続ける。</text:span></text:p>
            <text:p text:style-name="P15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16.537cm" presentation:class="title" presentation:user-transformed="true">
          <draw:text-box>
            <text:p>システム「戦闘」</text:p>
          </draw:text-box>
        </draw:frame>
        <draw:frame presentation:style-name="pr5" draw:text-style-name="P4" draw:layer="layout" svg:width="25.199cm" svg:height="14.979cm" svg:x="1.401cm" svg:y="2.021cm" presentation:class="outline" presentation:user-transformed="true">
          <draw:text-box>
            <text:list text:style-name="L2">
              <text:list-header>
                <text:p><text:span text:style-name="T1">バトル</text:span></text:p>
                <text:p><text:span text:style-name="T1">通常のコマンド</text:span><text:span text:style-name="T1">RPG</text:span></text:p>
                <text:p><text:span text:style-name="T1">他</text:span><text:span text:style-name="T1">RPG</text:span><text:span text:style-name="T1">と違い「女神の加護」</text:span></text:p>
                <text:p><text:span text:style-name="T1">コマンドが存在する。</text:span></text:p>
                <text:p><text:span text:style-name="T1">毎ターン・各キャラごとに使用可能</text:span></text:p>
                <text:p><text:span text:style-name="T1"/></text:p>
                <text:p><text:span text:style-name="T1"/></text:p>
                <text:p><text:span text:style-name="T10">戦闘不能時</text:span></text:p>
                <text:p><text:span text:style-name="T1">パーティ全員が戦闘不能になると</text:span></text:p>
                <text:p><text:span text:style-name="T1">最寄りの街に戻るか、「女神の加護」</text:span></text:p>
                <text:p><text:span text:style-name="T1">を使用して全員生き返るか選択できる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4" draw:text-style-name="P20" draw:layer="layout" svg:width="8.854cm" svg:height="4.98cm" svg:x="13.4cm" svg:y="1.6cm">
          <draw:image xlink:href="Pictures/1000000000000500000002D0D48425897059B0DD.jpg" xlink:type="simple" xlink:show="embed" xlink:actuate="onLoad">
            <text:p/>
          </draw:image>
        </draw:frame>
        <draw:frame draw:style-name="gr14" draw:text-style-name="P20" draw:layer="layout" svg:width="8.528cm" svg:height="6.396cm" svg:x="18.872cm" svg:y="8.204cm">
          <draw:image xlink:href="Pictures/1000000000000280000001E041928AE2A441DD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16.537cm" presentation:class="title" presentation:user-transformed="true">
          <draw:text-box>
            <text:p>キャラクター設定①</text:p>
          </draw:text-box>
        </draw:frame>
        <draw:frame presentation:style-name="pr5" draw:text-style-name="P4" draw:layer="layout" svg:width="25.199cm" svg:height="14.779cm" svg:x="1.401cm" svg:y="2.021cm" presentation:class="outline" presentation:user-transformed="true">
          <draw:text-box>
            <text:list text:style-name="L2">
              <text:list-header>
                <text:p><text:span text:style-name="T1">パーティメンバー</text:span></text:p>
                <text:p text:style-name="P21"><text:span text:style-name="T11">主人公　名　【プレイヤーが入力】</text:span></text:p>
                <text:p text:style-name="P21"><text:span text:style-name="T11">10</text:span><text:span text:style-name="T11">代　男性</text:span></text:p>
                <text:p text:style-name="P21"><text:span text:style-name="T11">人々を脅かす魔王討伐を目標に冒険に出る。</text:span></text:p>
                <text:p text:style-name="P21"><text:span text:style-name="T11">魔王討伐後は勇者とあがめられ、</text:span></text:p>
                <text:p text:style-name="P21"><text:span text:style-name="T11">その後女神と共に過ごすことになる。</text:span></text:p>
                <text:p text:style-name="P21"><text:span text:style-name="T11"/></text:p>
                <text:p text:style-name="P21"><text:span text:style-name="T11">仲間１　名　【ガリレオ】</text:span></text:p>
                <text:p text:style-name="P21"><text:span text:style-name="T11">年齢不明　男性</text:span></text:p>
                <text:p text:style-name="P21"><text:span text:style-name="T11">元女神の側近の天使</text:span><text:span text:style-name="T12">。</text:span></text:p>
                <text:p text:style-name="P21"><text:span text:style-name="T11">ある日気づいたら天界から落ちていた。</text:span></text:p>
                <text:p text:style-name="P21"><text:span text:style-name="T11">主人公が女神の加護を受けていると気づきそのままついてきた。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16.537cm" presentation:class="title" presentation:user-transformed="true">
          <draw:text-box>
            <text:p>キャラクター設定②</text:p>
          </draw:text-box>
        </draw:frame>
        <draw:frame presentation:style-name="pr5" draw:text-style-name="P4" draw:layer="layout" svg:width="25.199cm" svg:height="14.779cm" svg:x="1.401cm" svg:y="2.021cm" presentation:class="outline" presentation:user-transformed="true">
          <draw:text-box>
            <text:list text:style-name="L2">
              <text:list-header>
                <text:p><text:span text:style-name="T1">パーティメンバー</text:span></text:p>
                <text:p text:style-name="P21"><text:span text:style-name="T11">仲間</text:span><text:span text:style-name="T11">2</text:span><text:span text:style-name="T11">　名　【ボナ】</text:span></text:p>
                <text:p text:style-name="P21"><text:span text:style-name="T11">20</text:span><text:span text:style-name="T11">代　女性</text:span></text:p>
                <text:p text:style-name="P21"><text:span text:style-name="T11">冒険大好きな元海賊。いつも笑っている。</text:span></text:p>
                <text:p text:style-name="P21"><text:span text:style-name="T11">たまたま主人公のもとに遊びに来て</text:span></text:p>
                <text:p text:style-name="P21"><text:span text:style-name="T11">面白そうな匂いを嗅ぎつけ冒険へ旅立った</text:span></text:p>
                <text:p text:style-name="P21"><text:span text:style-name="T11"/></text:p>
                <text:p text:style-name="P21"><text:span text:style-name="T11">仲間</text:span><text:span text:style-name="T11">4</text:span><text:span text:style-name="T11">　名　【イズナ】　女神</text:span></text:p>
                <text:p text:style-name="P21"><text:span text:style-name="T11">10</text:span><text:span text:style-name="T11">代　女性</text:span></text:p>
                <text:p text:style-name="P21"><text:span text:style-name="T11">主人公の幼馴染。薬屋の娘。</text:span></text:p>
                <text:p text:style-name="P21"><text:span text:style-name="T11">冒険に出ると言う主人公が心配でついていく。</text:span></text:p>
                <text:p text:style-name="P21"><text:span text:style-name="T11">主人公が女神の加護を受けていると気づきそのままついてきた。度々姿を消す。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6400000042AE63F15AB83B91C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bitmap" draw:fill-image-name="background" style:repeat="stretch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1:36:22.812000000</meta:creation-date>
    <dc:date>2020-04-03T05:48:55.017000000</dc:date>
    <meta:editing-duration>PT8M24S</meta:editing-duration>
    <meta:editing-cycles>3</meta:editing-cycles>
    <meta:generator>LibreOffice/5.4.1.2$Windows_x86 LibreOffice_project/ea7cb86e6eeb2bf3a5af73a8f7777ac570321527</meta:generator>
    <meta:document-statistic meta:object-count="67"/>
  </office:meta>
</office:document-meta>
</file>